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9999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9999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4T15:36:45.64">
            <text:p>2019/10/24 15:3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6)">
            <text:p>sn(2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6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4T15:36:45.73">
            <text:p>2019/10/24 15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7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2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2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8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9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number-columns-repeated="2"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96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5:36:45.97">
            <text:p>2019/10/24 15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39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0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46.685cm" draw:caption-point-x="-1.353cm" draw:caption-point-y="2.5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25];6;2)" office:value-type="string" office:string-value="09">
            <text:p>09</text:p>
          </table:table-cell>
          <table:table-cell table:formula="of:=MID([.F4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25];[.I425];&quot;-&quot;;LEFT([.G4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5:36:46.05">
            <text:p>2019/10/24 15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7cm" draw:caption-point-x="-1.353cm" draw:caption-point-y="2.3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67cm" draw:caption-point-x="-0.672cm" draw:caption-point-y="0.269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5:36:46.15">
            <text:p>2019/10/24 15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3cm" draw:caption-point-x="-1.353cm" draw:caption-point-y="2.3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5:36:46.25">
            <text:p>2019/10/24 15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7cm" draw:caption-point-x="-1.353cm" draw:caption-point-y="2.36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4T15:36:46.33">
            <text:p>2019/10/24 15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8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8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2019/10/24</text:date>, <text:time>15:4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4T15:41:29.09</dc:date>
    <dc:creator>iwabuchi ken</dc:creator>
    <meta:editing-duration>P3DT7H8M59S</meta:editing-duration>
    <meta:editing-cycles>357</meta:editing-cycles>
    <meta:generator>OpenOffice/4.1.3$Win32 OpenOffice.org_project/413m1$Build-9783</meta:generator>
    <meta:document-statistic meta:table-count="7" meta:cell-count="5937" meta:object-count="0"/>
    <meta:user-defined meta:name="sheets-banding"/>
    <meta:user-defined meta:name="sheets-original-selection"/>
  </office:meta>
</office:document-meta>
</file>